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95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7"/>
        <table:table-column table:style-name="co2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Chlamydia Trachomatis Infection Reported Cases</text:p>
          </table:table-cell>
          <table:table-cell table:style-name="ce21" office:value-type="string">
            <text:p>Chlamydia Trachomatis Infection Rate per 100,000</text:p>
          </table:table-cell>
          <table:table-cell table:style-name="ce21" office:value-type="string">
            <text:p>Escherichia coli Infection (Shiga Toxin-Producing) Reported Cases</text:p>
          </table:table-cell>
          <table:table-cell table:style-name="ce21" office:value-type="string">
            <text:p>Escherichia coli Infection (Shiga Toxin-Producing) Rate per 100,000</text:p>
          </table:table-cell>
          <table:table-cell table:style-name="ce21" office:value-type="string">
            <text:p>Giardiasis Reported Cases</text:p>
          </table:table-cell>
          <table:table-cell table:style-name="ce21" office:value-type="string">
            <text:p>Giardia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36317">
            <text:p>36317</text:p>
          </table:table-cell>
          <table:table-cell table:style-name="ce21" office:value-type="float" office:value="453.9">
            <text:p>453.9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744.8">
            <text:p>744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365.8">
            <text:p>365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eghany Co.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75.6">
            <text:p>17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8.8">
            <text:p>338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35.8">
            <text:p>435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87.2">
            <text:p>287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246.1">
            <text:p>246.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82.1">
            <text:p>282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.5">
            <text:p>8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37.5">
            <text:p>137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93.1">
            <text:p>19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.1">
            <text:p>9.1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73.6">
            <text:p>573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.9">
            <text:p>5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96.6">
            <text:p>39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7">
            <text:p>11.7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66.2">
            <text:p>266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416.9">
            <text:p>416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.5">
            <text:p>17.5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78.8">
            <text:p>578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56.2">
            <text:p>55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5.3">
            <text:p>185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6.3">
            <text:p>9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57.7">
            <text:p>357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97.4">
            <text:p>497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7.2">
            <text:p>157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557.1">
            <text:p>55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78.8">
            <text:p>878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1834">
            <text:p>1834</text:p>
          </table:table-cell>
          <table:table-cell table:style-name="ce21" office:value-type="float" office:value="164.2">
            <text:p>164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.7">
            <text:p>4.7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65.6">
            <text:p>165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0.2">
            <text:p>17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95.8">
            <text:p>295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74.2">
            <text:p>274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67.4">
            <text:p>367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0.9">
            <text:p>190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84.5">
            <text:p>18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7.2">
            <text:p>207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5.3">
            <text:p>225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77.1">
            <text:p>27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37.5">
            <text:p>737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538.1">
            <text:p>53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7.3">
            <text:p>207.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435">
            <text:p>1435</text:p>
          </table:table-cell>
          <table:table-cell table:style-name="ce21" office:value-type="float" office:value="467.5">
            <text:p>467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470.8">
            <text:p>47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.1">
            <text:p>4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.1">
            <text:p>43.1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433.8">
            <text:p>433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41.8">
            <text:p>24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17.6">
            <text:p>417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4">
            <text:p>14.4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11.3">
            <text:p>411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39.3">
            <text:p>439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7.7">
            <text:p>447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3.3">
            <text:p>113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148.6">
            <text:p>148.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05.1">
            <text:p>205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80.8">
            <text:p>58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5.3">
            <text:p>165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5">
            <text:p>7.5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1.4">
            <text:p>11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58.3">
            <text:p>458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4.1">
            <text:p>374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25.7">
            <text:p>22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19.7">
            <text:p>219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73.6">
            <text:p>173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74.9">
            <text:p>774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46.1">
            <text:p>446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36.2">
            <text:p>53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06.1">
            <text:p>206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1.4">
            <text:p>141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2.8">
            <text:p>102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363.7">
            <text:p>363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42.5">
            <text:p>24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663.3">
            <text:p>663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1270.8">
            <text:p>127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293.6">
            <text:p>293.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75.3">
            <text:p>275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.6">
            <text:p>13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7.1">
            <text:p>49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58.7">
            <text:p>258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.5">
            <text:p>6.5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99.8">
            <text:p>299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11.6">
            <text:p>211.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0.4">
            <text:p>100.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2.4">
            <text:p>142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3.8">
            <text:p>123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80.1">
            <text:p>180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27.7">
            <text:p>527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334.2">
            <text:p>334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315.6">
            <text:p>31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08.4">
            <text:p>708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61.1">
            <text:p>76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0.9">
            <text:p>130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303.4">
            <text:p>303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.6">
            <text:p>10.6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85.9">
            <text:p>185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09.9">
            <text:p>509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42.2">
            <text:p>24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70.2">
            <text:p>27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Chlamydia Trachomatis Infection Reported Cases</text:p>
          </table:table-cell>
          <table:table-cell table:style-name="ce21" office:value-type="string">
            <text:p>Chlamydia Trachomatis Infection Rate per 100,000</text:p>
          </table:table-cell>
          <table:table-cell table:style-name="ce21" office:value-type="string">
            <text:p>Escherichia coli Infection (Shiga Toxin-Producing) Reported Cases</text:p>
          </table:table-cell>
          <table:table-cell table:style-name="ce21" office:value-type="string">
            <text:p>Escherichia coli Infection (Shiga Toxin-Producing) Rate per 100,000</text:p>
          </table:table-cell>
          <table:table-cell table:style-name="ce21" office:value-type="string">
            <text:p>Giardiasis Reported Cases</text:p>
          </table:table-cell>
          <table:table-cell table:style-name="ce21" office:value-type="string">
            <text:p>Giardia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36317">
            <text:p>36317</text:p>
          </table:table-cell>
          <table:table-cell table:style-name="ce21" office:value-type="float" office:value="453.9">
            <text:p>453.9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400.8">
            <text:p>400.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.3">
            <text:p>9.3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75.7">
            <text:p>37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30.8">
            <text:p>33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621.5">
            <text:p>62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1112.5">
            <text:p>111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81.8">
            <text:p>128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942.9">
            <text:p>942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7.2">
            <text:p>227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1125.6">
            <text:p>112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574.3">
            <text:p>57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1118.3">
            <text:p>1118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3298">
            <text:p>3298</text:p>
          </table:table-cell>
          <table:table-cell table:style-name="ce21" office:value-type="float" office:value="1358.3">
            <text:p>1358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1847.6">
            <text:p>1847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251.9">
            <text:p>125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64.3">
            <text:p>66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2791">
            <text:p>2791</text:p>
          </table:table-cell>
          <table:table-cell table:style-name="ce21" office:value-type="float" office:value="1366.7">
            <text:p>1366.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961">
            <text:p>961</text:p>
          </table:table-cell>
          <table:table-cell table:style-name="ce21" office:value-type="float" office:value="990.4">
            <text:p>99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38.7">
            <text:p>338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.1">
            <text:p>16.1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861.9">
            <text:p>86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2622">
            <text:p>2622</text:p>
          </table:table-cell>
          <table:table-cell table:style-name="ce21" office:value-type="float" office:value="598.6">
            <text:p>598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.7">
            <text:p>3.7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2" office:value-type="float" office:value="21006">
            <text:p>21,006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76.1">
            <text:p>376.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080.5">
            <text:p>108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.4">
            <text:p>28.4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Chlamydia Trachomatis Infection Reported Cases</text:p>
          </table:table-cell>
          <table:table-cell table:style-name="ce21" office:value-type="string">
            <text:p>Chlamydia Trachomatis Infection Rate per 100,000</text:p>
          </table:table-cell>
          <table:table-cell table:style-name="ce21" office:value-type="string">
            <text:p>Escherichia coli Infection (Shiga Toxin-Producing) Reported Cases</text:p>
          </table:table-cell>
          <table:table-cell table:style-name="ce21" office:value-type="string">
            <text:p>Escherichia coli Infection (Shiga Toxin-Producing) Rate per 100,000</text:p>
          </table:table-cell>
          <table:table-cell table:style-name="ce21" office:value-type="string">
            <text:p>Giardiasis Reported Cases</text:p>
          </table:table-cell>
          <table:table-cell table:style-name="ce21" office:value-type="string">
            <text:p>Giardia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36317">
            <text:p>36317</text:p>
          </table:table-cell>
          <table:table-cell table:style-name="ce21" office:value-type="float" office:value="453.9">
            <text:p>453.9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734">
            <text:p>734</text:p>
          </table:table-cell>
          <table:table-cell table:style-name="ce21" office:value-type="float" office:value="255.9">
            <text:p>255.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8">
            <text:p>3.8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74.6">
            <text:p>274.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1261">
            <text:p>1261</text:p>
          </table:table-cell>
          <table:table-cell table:style-name="ce21" office:value-type="float" office:value="384.7">
            <text:p>384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226.4">
            <text:p>226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319.1">
            <text:p>319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2" office:value-type="float" office:value="3730">
            <text:p>3,730</text:p>
          </table:table-cell>
          <table:table-cell table:style-name="ce21" office:value-type="float" office:value="301.4">
            <text:p>301.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400.8">
            <text:p>400.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.3">
            <text:p>9.3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246.1">
            <text:p>246.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1834">
            <text:p>1834</text:p>
          </table:table-cell>
          <table:table-cell table:style-name="ce21" office:value-type="float" office:value="164.2">
            <text:p>164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.7">
            <text:p>4.7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148.6">
            <text:p>148.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293.6">
            <text:p>293.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2" office:value-type="float" office:value="4703">
            <text:p>4,703</text:p>
          </table:table-cell>
          <table:table-cell table:style-name="ce21" office:value-type="float" office:value="210.8">
            <text:p>210.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242.5">
            <text:p>24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.4">
            <text:p>8.4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343.2">
            <text:p>343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10.5">
            <text:p>110.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82.6">
            <text:p>182.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217.5">
            <text:p>217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267.6">
            <text:p>267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666.3">
            <text:p>66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961">
            <text:p>961</text:p>
          </table:table-cell>
          <table:table-cell table:style-name="ce21" office:value-type="float" office:value="990.4">
            <text:p>99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345.7">
            <text:p>345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2" office:value-type="float" office:value="4658">
            <text:p>4,658</text:p>
          </table:table-cell>
          <table:table-cell table:style-name="ce21" office:value-type="float" office:value="343.4">
            <text:p>343.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389.8">
            <text:p>389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21.4">
            <text:p>221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1682">
            <text:p>1682</text:p>
          </table:table-cell>
          <table:table-cell table:style-name="ce21" office:value-type="float" office:value="1077.8">
            <text:p>1077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435">
            <text:p>1435</text:p>
          </table:table-cell>
          <table:table-cell table:style-name="ce21" office:value-type="float" office:value="467.5">
            <text:p>467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521.9">
            <text:p>52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2791">
            <text:p>2791</text:p>
          </table:table-cell>
          <table:table-cell table:style-name="ce21" office:value-type="float" office:value="1366.7">
            <text:p>1366.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2" office:value-type="float" office:value="8635">
            <text:p>8,635</text:p>
          </table:table-cell>
          <table:table-cell table:style-name="ce21" office:value-type="float" office:value="631.6">
            <text:p>631.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621.5">
            <text:p>62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1125.6">
            <text:p>112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3298">
            <text:p>3298</text:p>
          </table:table-cell>
          <table:table-cell table:style-name="ce21" office:value-type="float" office:value="1358.3">
            <text:p>1358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2557">
            <text:p>2557</text:p>
          </table:table-cell>
          <table:table-cell table:style-name="ce21" office:value-type="float" office:value="753.4">
            <text:p>753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.3">
            <text:p>5.3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251.9">
            <text:p>125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394.3">
            <text:p>39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2622">
            <text:p>2622</text:p>
          </table:table-cell>
          <table:table-cell table:style-name="ce21" office:value-type="float" office:value="598.6">
            <text:p>598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.7">
            <text:p>3.7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741.5">
            <text:p>74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2" office:value-type="float" office:value="14591">
            <text:p>14,591</text:p>
          </table:table-cell>
          <table:table-cell table:style-name="ce21" office:value-type="float" office:value="806.5">
            <text:p>806.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.2">
            <text:p>3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